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SUJET 1 : Application R&amp;H</text:p>
      <text:p text:style-name="Standard"/>
      <text:p text:style-name="Standard"/>
      <text:p text:style-name="Standard">Création d’une application qui permet<text:s/>de<text:s/>gérer le<text:s/>personnel/demande de congés<text:s/>d’une entreprise</text:p>
      <text:p text:style-name="Standard"/>
      <text:p text:style-name="P2">Fonctionnalités :</text:p>
      <text:p text:style-name="P3"/>
      <text:p text:style-name="Standard">- Authentification</text:p>
      <text:p text:style-name="Standard">- Espace salarié :</text:p>
      <text:p text:style-name="Standard"><text:tab/>- Lister les congés posés avec<text:s/>leurs statuts</text:p>
      <text:p text:style-name="Standard"><text:tab/>- Demande de congés</text:p>
      <text:p text:style-name="Standard">- Espace RH :</text:p>
      <text:p text:style-name="Standard"><text:tab/>- Lister les salariés</text:p>
      <text:p text:style-name="Standard"><text:tab/>- Ajouter / modifier / supprimer un salarié</text:p>
      <text:p text:style-name="Standard"><text:tab/>- Lister les demandes de congés</text:p>
      <text:p text:style-name="Standard"><text:tab/>- Valider/dévalider les demandes de congés</text:p>
      <text:p text:style-name="Standard"/>
      <text:p text:style-name="Standard"><text:span text:style-name="T4">Entités</text:span><text:span text:style-name="T5"> :</text:span></text:p>
      <text:p text:style-name="Standard"/>
      <text:p text:style-name="Standard"><text:span text:style-name="T6">Personne </text:span>:</text:p>
      <text:p text:style-name="Standard">Nom, prénom, sexe, date de naissance, type, identifiant, mot de passe, fonction</text:p>
      <text:p text:style-name="Standard"/>
      <text:p text:style-name="Standard"><text:span text:style-name="T7">Fonction </text:span>:</text:p>
      <text:p text:style-name="Standard">Nom, commentaire</text:p>
      <text:p text:style-name="Standard"/>
      <text:p text:style-name="Standard"><text:span text:style-name="T8">Congés </text:span>:</text:p>
      <text:p text:style-name="Standard">Date de début, date de<text:s/>fin, nombre de jours, personne, état</text:p>
      <text:p text:style-name="Standard"/>
      <text:p text:style-name="Standard"><text:span text:style-name="T9">Exercice 1 :</text:span></text:p>
      <text:p text:style-name="Standard"><text:s/></text:p>
      <text:p text:style-name="Standard">- Réalisation d’un projet NodeJs qui permet la :</text:p>
      <text:p text:style-name="Standard"><text:tab/>- génération des tables ci-dessus</text:p>
      <text:p text:style-name="Standard"><text:tab/>- génération des Apis qui répondent<text:s/>aux<text:s/>besoins<text:s/>des fonctionnalités</text:p>
      <text:p text:style-name="Standard">- Réalisation d’une interface Angular qui regroupe les fonctionnalités ci-dessus.</text:p>
      <text:p text:style-name="Standard"/>
      <text:p text:style-name="Standard"><text:span text:style-name="T10">Exercice 2<text:s/></text:span><text:span text:style-name="T11">:</text:span></text:p>
      <text:p text:style-name="Standard"/>
      <text:p text:style-name="Standard">- Mettre en place un contrôle sur le nombre de jours de congés</text:p>
      <text:p text:style-name="Standard">- Lors de la demande de congés, si le salarié dépasse le nombre de congés autorisé (30j), un message s’affiche et le bouton de validation est bloqué.</text:p>
      <text:p text:style-name="Standard"><text:s text:c="2"/></text:p>
      <text:p text:style-name="P12">Exercice 3 :</text:p>
      <text:p text:style-name="Standard"/>
      <text:p text:style-name="Standard">- Gestion du personnel pour qu’il y ait<text:s/>au minimum<text:s/>une personne disponible par fonction.</text:p>
      <text:p text:style-name="Standard">(<text:span text:style-name="T13">Exemple</text:span><text:span text:style-name="T14"> : dans le cas o</text:span><text:span text:style-name="T15">ù</text:span><text:span text:style-name="T16"><text:s/>l’entreprise contient 2 développeurs, les 2 ne peuvent pas partir en congés en même temps)</text:span></text:p>
      <text:p text:style-name="Standard"/>
      <text:p text:style-name="P17">Exercice 4 :</text:p>
      <text:p text:style-name="Standard"/>
      <text:p text:style-name="Standard">- Les salariés doivent modifier leur<text:s/>mot de passe lors de leur<text:s/>première connexion.</text:p>
      <text:p text:style-name="Standard"/>
      <text:p text:style-name="Standard"/>
      <text:p text:style-name="Standard"><text:span text:style-name="T18">Prérequis :</text:span></text:p>
      <text:p text:style-name="P19"/>
      <text:p text:style-name="Standard"><text:span text:style-name="T20">- Utilisation d’une base de données (mysql, pgsql...)</text:span></text:p>
      <text:p text:style-name="Standard"><text:span text:style-name="T21">- Génération des tables avec Sequilize</text:span></text:p>
      <text:p text:style-name="Standard"><text:span text:style-name="T22">- Création des APIs GET, POST, PUT, DELETE</text:span></text:p>
      <text:p text:style-name="Standard"><text:span text:style-name="T23">-<text:s/></text:span><text:span text:style-name="T24">Utilisation des GUARD et Bcrypt</text:span></text:p>
      <text:p text:style-name="Standard"><text:span text:style-name="T25">- Utilisation des routes et modules</text:span></text:p>
      <text:p text:style-name="Standard"><text:span text:style-name="T26">- Utilisation de formulaire et les règles de validation</text:span></text:p>
      <text:p text:style-name="Standard"><text:span text:style-name="T27">- Utilisation des directives et pipes (facultative)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ehdy</dc:creator>
    <meta:creation-date>2022-11-24T10:01:00Z</meta:creation-date>
    <dc:date>2022-11-27T18:58:00Z</dc:date>
    <meta:template xlink:href="Normal" xlink:type="simple"/>
    <meta:editing-cycles>8</meta:editing-cycles>
    <meta:editing-duration>PT107820S</meta:editing-duration>
    <meta:document-statistic meta:page-count="1" meta:paragraph-count="3" meta:word-count="267" meta:character-count="1737" meta:row-count="12" meta:non-whitespace-character-count="1473"/>
  </office:meta>
</office:document-meta>
</file>